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26in"/>
    </style:style>
    <style:style style:name="co2" style:family="table-column">
      <style:table-column-properties fo:break-before="auto" style:column-width="1.6457in"/>
    </style:style>
    <style:style style:name="co3" style:family="table-column">
      <style:table-column-properties fo:break-before="auto" style:column-width="1.4165in"/>
    </style:style>
    <style:style style:name="co4" style:family="table-column">
      <style:table-column-properties fo:break-before="auto" style:column-width="4.0311in"/>
    </style:style>
    <style:style style:name="co5" style:family="table-column">
      <style:table-column-properties fo:break-before="auto" style:column-width="0.8437in"/>
    </style:style>
    <style:style style:name="co6" style:family="table-column">
      <style:table-column-properties fo:break-before="auto" style:column-width="1.8354in"/>
    </style:style>
    <style:style style:name="co7" style:family="table-column">
      <style:table-column-properties fo:break-before="auto" style:column-width="2.2063in"/>
    </style:style>
    <style:style style:name="co8" style:family="table-column">
      <style:table-column-properties fo:break-before="auto" style:column-width="2.4252in"/>
    </style:style>
    <style:style style:name="co9" style:family="table-column">
      <style:table-column-properties fo:break-before="auto" style:column-width="1.2453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fo:border="0.0008in solid #000000"/>
    </style:style>
    <style:style style:name="ce5" style:family="table-cell" style:parent-style-name="Default" style:data-style-name="N0">
      <style:table-cell-properties fo:border="0.0008in solid #000000"/>
    </style:style>
    <style:style style:name="ce6" style:family="table-cell" style:parent-style-name="Default" style:data-style-name="N117">
      <style:table-cell-properties fo:border="0.0008in solid #000000"/>
    </style:style>
    <style:style style:name="ce7" style:family="table-cell" style:parent-style-name="Default" style:data-style-name="N37"/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000000" style:text-outline="false" style:text-line-through-style="none" style:text-position="33% 58%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2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WORM Subject Planner</text:p>
          </table:table-cell>
          <table:table-cell table:style-name="ce1"/>
          <table:table-cell table:number-columns-repeated="1022"/>
        </table:table-row>
        <table:table-row table:style-name="ro1">
          <table:table-cell office:value-type="string">
            <text:p>Requirements Traceability Matri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ubmitted to:</text:p>
          </table:table-cell>
          <table:table-cell office:value-type="string">
            <text:p>Ma. Rowena C. Solamo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aculty Memb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epartment of Computer Scienc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lege of Engineering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University of the Philippines, Dilima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ubmitted by:</text:p>
          </table:table-cell>
          <table:table-cell office:value-type="string">
            <text:p>Camba, Jannieca P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Domingo, Patrick Leiniel H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Jimenez, Joni Marie E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n partial fulfillment of Academic Requirements</text:p>
          </table:table-cell>
          <table:table-cell table:number-columns-repeated="1023"/>
        </table:table-row>
        <table:table-row table:style-name="ro1">
          <table:table-cell office:value-type="string">
            <text:p>for the course</text:p>
          </table:table-cell>
          <table:table-cell table:number-columns-repeated="1023"/>
        </table:table-row>
        <table:table-row table:style-name="ro1">
          <table:table-cell office:value-type="string">
            <text:p>CS 191 Software Engineering</text:p>
          </table:table-cell>
          <table:table-cell table:number-columns-repeated="1023"/>
        </table:table-row>
        <table:table-row table:style-name="ro2">
          <table:table-cell office:value-type="string">
            <text:p>1<text:span text:style-name="T1">st</text:span> Sem AY 2014-2015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History Revision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Revision Date</text:p>
          </table:table-cell>
          <table:table-cell table:style-name="ce3" office:value-type="string">
            <text:p>Person Responsible</text:p>
          </table:table-cell>
          <table:table-cell table:style-name="ce3" office:value-type="string">
            <text:p>Version Number</text:p>
          </table:table-cell>
          <table:table-cell table:style-name="ce3" office:value-type="string">
            <text:p>Modification</text:p>
          </table:table-cell>
          <table:table-cell table:number-columns-repeated="1020"/>
        </table:table-row>
        <table:table-row table:style-name="ro2">
          <table:table-cell table:style-name="ce4" office:value-type="date" office:date-value="2015-01-22">
            <text:p>01/22/15</text:p>
          </table:table-cell>
          <table:table-cell table:style-name="ce5" office:value-type="string">
            <text:p>Camba, Jannieca P.</text:p>
          </table:table-cell>
          <table:table-cell table:style-name="ce5" office:value-type="float" office:value="1.1">
            <text:p>1.1</text:p>
          </table:table-cell>
          <table:table-cell table:style-name="ce5" office:value-type="string">
            <text:p>Prioritized requirements traceability matrix</text:p>
          </table:table-cell>
          <table:table-cell table:number-columns-repeated="1020"/>
        </table:table-row>
        <table:table-row table:style-name="ro2">
          <table:table-cell table:style-name="ce5"/>
          <table:table-cell office:value-type="string">
            <text:p>Domingo, Patrick Leiniel H.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/>
          <table:table-cell office:value-type="string">
            <text:p>Jimenez, Joni Marie E.</text:p>
          </table:table-cell>
          <table:table-cell table:style-name="ce5" table:number-columns-repeated="2"/>
          <table:table-cell table:number-columns-repeated="1020"/>
        </table:table-row>
        <table:table-row table:style-name="ro2">
          <table:table-cell table:style-name="ce6" office:value-type="date" office:date-value="2015-02-13">
            <text:p>2/13/2015</text:p>
          </table:table-cell>
          <table:table-cell table:style-name="ce5" office:value-type="string">
            <text:p>Domingo, Patrick Leiniel H.</text:p>
          </table:table-cell>
          <table:table-cell table:style-name="ce5" office:value-type="float" office:value="1.2">
            <text:p>1.2</text:p>
          </table:table-cell>
          <table:table-cell table:style-name="ce5" office:value-type="string">
            <text:p>Adjusted according to sprint 1 results</text:p>
          </table:table-cell>
          <table:table-cell table:number-columns-repeated="1020"/>
        </table:table-row>
        <table:table-row table:style-name="ro2">
          <table:table-cell table:style-name="ce4" office:value-type="date" office:date-value="2015-03-01">
            <text:p>03/01/15</text:p>
          </table:table-cell>
          <table:table-cell table:style-name="ce5" office:value-type="string">
            <text:p>Domingo, Patrick Leiniel H.</text:p>
          </table:table-cell>
          <table:table-cell table:style-name="ce5" office:value-type="float" office:value="1.3">
            <text:p>1.3</text:p>
          </table:table-cell>
          <table:table-cell table:style-name="ce5" office:value-type="string">
            <text:p>Adjusted according to sprint 2 results</text:p>
          </table:table-cell>
          <table:table-cell table:number-columns-repeated="1020"/>
        </table:table-row>
        <table:table-row table:style-name="ro2">
          <table:table-cell table:style-name="ce4" office:value-type="date" office:date-value="2015-03-20">
            <text:p>03/20/15</text:p>
          </table:table-cell>
          <table:table-cell table:style-name="ce5" office:value-type="string">
            <text:p>Camba, Jannieca P.</text:p>
          </table:table-cell>
          <table:table-cell table:style-name="ce5" office:value-type="float" office:value="1.4">
            <text:p>1.4</text:p>
          </table:table-cell>
          <table:table-cell table:style-name="ce5" office:value-type="string">
            <text:p>Adjusted according to sprint 3 results</text:p>
          </table:table-cell>
          <table:table-cell table:number-columns-repeated="1020"/>
        </table:table-row>
        <table:table-row table:style-name="ro2">
          <table:table-cell table:style-name="ce7" office:value-type="date" office:date-value="2015-04-08">
            <text:p>04/08/15</text:p>
          </table:table-cell>
          <table:table-cell office:value-type="string">
            <text:p>Domingo, Patrick Leiniel H.</text:p>
          </table:table-cell>
          <table:table-cell office:value-type="float" office:value="1.5">
            <text:p>1.5</text:p>
          </table:table-cell>
          <table:table-cell table:style-name="ce5" office:value-type="string">
            <text:p>Adjusted according to sprint 4 results</text:p>
          </table:table-cell>
          <table:table-cell table:number-columns-repeated="1020"/>
        </table:table-row>
        <table:table-row table:style-name="ro2">
          <table:table-cell table:style-name="ce7" office:value-type="date" office:date-value="2015-04-17">
            <text:p>04/17/15</text:p>
          </table:table-cell>
          <table:table-cell office:value-type="string">
            <text:p>Domingo, Patrick Leiniel H.</text:p>
          </table:table-cell>
          <table:table-cell office:value-type="float" office:value="1.6">
            <text:p>1.6</text:p>
          </table:table-cell>
          <table:table-cell table:style-name="ce5" office:value-type="string">
            <text:p>Adjusted according to sprint 5 results</text:p>
          </table:table-cell>
          <table:table-cell table:number-columns-repeated="1020"/>
        </table:table-row>
        <table:table-row table:style-name="ro2">
          <table:table-cell table:style-name="ce7" office:value-type="date" office:date-value="2015-04-29">
            <text:p>04/29/15</text:p>
          </table:table-cell>
          <table:table-cell office:value-type="string">
            <text:p>Domingo, Patrick Leiniel H.</text:p>
          </table:table-cell>
          <table:table-cell office:value-type="float" office:value="1.7">
            <text:p>1.7</text:p>
          </table:table-cell>
          <table:table-cell table:style-name="ce5" office:value-type="string">
            <text:p>Adjusted according to sprint 6 results</text:p>
          </table:table-cell>
          <table:table-cell table:number-columns-repeated="1020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" table:style-name="ta1" table:print="false"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7" table:default-cell-style-name="ce2"/>
        <table:table-column table:style-name="co10" table:number-columns-repeated="4" table:default-cell-style-name="Default"/>
        <table:table-row table:style-name="ro1">
          <table:table-cell table:style-name="ce8" table:number-columns-repeated="4"/>
          <table:table-cell table:style-name="ce10" office:value-type="string">
            <text:p>Requirements Phase</text:p>
          </table:table-cell>
          <table:table-cell table:number-columns-repeated="3"/>
          <table:table-cell table:style-name="ce10" office:value-type="string">
            <text:p>Design Phase</text:p>
          </table:table-cell>
          <table:table-cell table:number-columns-repeated="2"/>
          <table:table-cell table:style-name="ce2" table:number-columns-repeated="3"/>
          <table:table-cell/>
        </table:table-row>
        <table:table-row table:style-name="ro1">
          <table:table-cell table:style-name="ce8" office:value-type="string">
            <text:p>RTM ID</text:p>
          </table:table-cell>
          <table:table-cell table:style-name="ce8" office:value-type="string">
            <text:p>Description</text:p>
          </table:table-cell>
          <table:table-cell table:style-name="ce8" office:value-type="string">
            <text:p>Scenarios</text:p>
          </table:table-cell>
          <table:table-cell table:style-name="ce8" office:value-type="string">
            <text:p>Priority Status</text:p>
          </table:table-cell>
          <table:table-cell table:style-name="ce1" office:value-type="string">
            <text:p>Has Prototype?</text:p>
          </table:table-cell>
          <table:table-cell table:style-name="ce1" office:value-type="string">
            <text:p>Boundary Class</text:p>
          </table:table-cell>
          <table:table-cell table:style-name="ce1" office:value-type="string">
            <text:p>Control Class</text:p>
          </table:table-cell>
          <table:table-cell table:style-name="ce1" office:value-type="string">
            <text:p>Entity Class</text:p>
          </table:table-cell>
          <table:table-cell table:style-name="ce8" office:value-type="string">
            <text:p>UI Design</text:p>
          </table:table-cell>
          <table:table-cell table:style-name="ce8" office:value-type="string">
            <text:p>Controller Design</text:p>
          </table:table-cell>
          <table:table-cell table:style-name="ce8" office:value-type="string">
            <text:p>Data Design</text:p>
          </table:table-cell>
          <table:table-cell table:style-name="ce1" office:value-type="string">
            <text:p>Story Points</text:p>
          </table:table-cell>
          <table:table-cell table:style-name="ce1" office:value-type="string">
            <text:p>Value Point</text:p>
          </table:table-cell>
          <table:table-cell table:style-name="ce1" office:value-type="string">
            <text:p>BFTB</text:p>
          </table:table-cell>
          <table:table-cell/>
        </table:table-row>
        <table:table-row table:style-name="ro1">
          <table:table-cell office:value-type="string">
            <text:p>Subject Use Case 1.1</text:p>
          </table:table-cell>
          <table:table-cell office:value-type="string">
            <text:p>View subjects</text:p>
          </table:table-cell>
          <table:table-cell office:value-type="string">
            <text:p>S1: Successful view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table:style-name="ce2" table:formula="of:=[.M3]/[.L3]" office:value-type="float" office:value="8">
            <text:p>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2: Cannot view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>
            <text:p>Subject Use Case 1.0</text:p>
          </table:table-cell>
          <table:table-cell office:value-type="string">
            <text:p>Create subject</text:p>
          </table:table-cell>
          <table:table-cell office:value-type="string">
            <text:p>S1: Successful add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style-name="ce2" table:formula="of:=[.M5]/[.L5]" office:value-type="float" office:value="3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2: Empty title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S3: Subject title already exists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>
            <text:p>Notes Use Case 1.0</text:p>
          </table:table-cell>
          <table:table-cell office:value-type="string">
            <text:p>Create notes</text:p>
          </table:table-cell>
          <table:table-cell office:value-type="string">
            <text:p>S1: Successful add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2: Empty title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S3: Note title already exists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>
            <text:p>Notes Use Case 1.1</text:p>
          </table:table-cell>
          <table:table-cell office:value-type="string">
            <text:p>View Notes</text:p>
          </table:table-cell>
          <table:table-cell office:value-type="string">
            <text:p>S1: Successful view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8">
            <text:p>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2: Cannot view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>
            <text:p>Subject Use Case 3.0</text:p>
          </table:table-cell>
          <table:table-cell office:value-type="string">
            <text:p>Delete subject</text:p>
          </table:table-cell>
          <table:table-cell office:value-type="string">
            <text:p>S1: Successful delete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style-name="ce2" table:formula="of:=[.M13]/[.L13]" office:value-type="float" office:value="3.5">
            <text:p>3.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2: Canceled delete</text:p>
          </table:table-cell>
          <table:table-cell office:value-type="string">
            <text:p>Must Have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eS3: Cannot delete</text:p>
          </table:table-cell>
          <table:table-cell office:value-type="string">
            <text:p>Must Hav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>
            <text:p>Notes Use Case 3.0</text:p>
          </table:table-cell>
          <table:table-cell office:value-type="string">
            <text:p>Delete notes</text:p>
          </table:table-cell>
          <table:table-cell office:value-type="string">
            <text:p>S1: Successful delete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style-name="ce2" table:formula="of:=[.M16]/[.L16]" office:value-type="float" office:value="3.5">
            <text:p>3.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2: Canceled delete</text:p>
          </table:table-cell>
          <table:table-cell office:value-type="string">
            <text:p>Must Have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S3: Cannot delete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>
            <text:p>Subject Use Case 2.0</text:p>
          </table:table-cell>
          <table:table-cell office:value-type="string">
            <text:p>Edit subject title</text:p>
          </table:table-cell>
          <table:table-cell office:value-type="string">
            <text:p>S1: Successful edit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table:formula="of:=[.M19]/[.L19]" office:value-type="float" office:value="1.5">
            <text:p>1.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2: Cannot edit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p</text:p>
          </table:table-cell>
          <table:table-cell table:style-name="ce2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S3: Changed to an empty title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>
            <text:p>Notes Use Case 2.0</text:p>
          </table:table-cell>
          <table:table-cell office:value-type="string">
            <text:p>Edit note title</text:p>
          </table:table-cell>
          <table:table-cell office:value-type="string">
            <text:p>S1: Successful edit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table:formula="of:=[.M22]/[.L22]" office:value-type="float" office:value="1.5">
            <text:p>1.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2: Changed to an empty title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style-name="ce2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S3: Changed to an existing title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>
            <text:p>Notes Use Case 2.1</text:p>
          </table:table-cell>
          <table:table-cell office:value-type="string">
            <text:p>Edit note content</text:p>
          </table:table-cell>
          <table:table-cell office:value-type="string">
            <text:p>S1: Successful edit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 table:formula="of:=[.M25]/[.L25]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2: Cannot edit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>
            <text:p>Task Use Case 3.1</text:p>
          </table:table-cell>
          <table:table-cell office:value-type="string">
            <text:p>Create Task</text:p>
          </table:table-cell>
          <table:table-cell office:value-type="string">
            <text:p>S1: Successful add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2: Cannot add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4"/>
        </table:table-row>
        <table:table-row table:style-name="ro1">
          <table:table-cell office:value-type="string">
            <text:p>Task Use Case 3.2</text:p>
          </table:table-cell>
          <table:table-cell office:value-type="string">
            <text:p>Delete Task</text:p>
          </table:table-cell>
          <table:table-cell office:value-type="string">
            <text:p>S1: Successful delete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2: Cannot delete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4"/>
        </table:table-row>
        <table:table-row table:style-name="ro1">
          <table:table-cell office:value-type="string">
            <text:p>Task Use Case 3.3</text:p>
          </table:table-cell>
          <table:table-cell office:value-type="string">
            <text:p>Edit Task</text:p>
          </table:table-cell>
          <table:table-cell office:value-type="string">
            <text:p>S1: Successful edit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2: Cannot edit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4"/>
        </table:table-row>
        <table:table-row table:style-name="ro1"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ce9" office:value-type="string">
            <text:p>Calendar-related</text:p>
          </table:table-cell>
          <table:table-cell table:style-name="Default"/>
          <table:table-cell table:number-columns-repeated="9"/>
          <table:table-cell table:style-name="ce2" table:number-columns-repeated="4"/>
        </table:table-row>
        <table:table-row table:style-name="ro1">
          <table:table-cell office:value-type="string">
            <text:p>Calendar Use Case 3.1</text:p>
          </table:table-cell>
          <table:table-cell office:value-type="string">
            <text:p>Add new activity</text:p>
          </table:table-cell>
          <table:table-cell office:value-type="string">
            <text:p>S1: Successful add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">
            <text:p>9</text:p>
          </table:table-cell>
          <table:table-cell table:style-name="ce2" table:formula="of:=[.M35]/[.L35]" office:value-type="float" office:value="1.28571428571429">
            <text:p>1.2857142857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2: Cannot add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style-name="ce2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S3: Adding existing activity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>
            <text:p>Calendar Use Case 2.0</text:p>
          </table:table-cell>
          <table:table-cell office:value-type="string">
            <text:p>View individual activity</text:p>
          </table:table-cell>
          <table:table-cell office:value-type="string">
            <text:p>S1: Successful view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table:formula="of:=[.M38]/[.L38]" office:value-type="float" office:value="1.14285714285714">
            <text:p>1.1428571429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2: Cannot view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>
            <text:p>Calendar Use Case 3.3</text:p>
          </table:table-cell>
          <table:table-cell office:value-type="string">
            <text:p>Delete existing activity</text:p>
          </table:table-cell>
          <table:table-cell office:value-type="string">
            <text:p>S1: Successful delete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2" table:style-name="ce2" office:value-type="float" office:value="7">
            <text:p>7</text:p>
          </table:table-cell>
          <table:table-cell table:style-name="ce2" table:formula="of:=[.M40]/[.L40]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2: Cannot delete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>
            <text:p>Calendar Use Case 1.2</text:p>
          </table:table-cell>
          <table:table-cell office:value-type="string">
            <text:p>View day activities</text:p>
          </table:table-cell>
          <table:table-cell office:value-type="string">
            <text:p>S1: Successful view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 table:formula="of:=[.M42]/[.L42]" office:value-type="float" office:value="0.833333333333333">
            <text:p>0.833333333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2: Cannot view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>
            <text:p>Calendar Use Case 1.1</text:p>
          </table:table-cell>
          <table:table-cell office:value-type="string">
            <text:p>View month activities</text:p>
          </table:table-cell>
          <table:table-cell office:value-type="string">
            <text:p>S1: Successful view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7">
            <text:p>7</text:p>
          </table:table-cell>
          <table:table-cell table:style-name="ce2" table:formula="of:=[.M44]/[.L44]" office:value-type="float" office:value="0.777777777777778">
            <text:p>0.777777777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2: Cannot view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>
            <text:p>Calendar Use Case 3.2</text:p>
          </table:table-cell>
          <table:table-cell office:value-type="string">
            <text:p>Edit existing activity</text:p>
          </table:table-cell>
          <table:table-cell office:value-type="string">
            <text:p>S1: Successful edit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style-name="ce2" table:formula="of:=[.M46]/[.L46]" office:value-type="float" office:value="0.75">
            <text:p>0.7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2: Cannot edit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style-name="ce2" table:number-columns-repeated="3"/>
          <table:table-cell/>
        </table:table-row>
        <table:table-row table:style-name="ro1" table:number-rows-repeated="2"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ce9" office:value-type="string">
            <text:p>Interface Customization</text:p>
          </table:table-cell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string">
            <text:p>Interface Use Case 1.1</text:p>
          </table:table-cell>
          <table:table-cell office:value-type="string">
            <text:p>Choose from themes</text:p>
          </table:table-cell>
          <table:table-cell office:value-type="string">
            <text:p>S1: Successful selection</text:p>
          </table:table-cell>
          <table:table-cell office:value-type="string">
            <text:p>Nice to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2: Cannot change theme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style-name="ce9" office:value-type="string">
            <text:p>Subject-related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Subject Use Case 4.0</text:p>
          </table:table-cell>
          <table:table-cell office:value-type="string">
            <text:p>Arrange subject title</text:p>
          </table:table-cell>
          <table:table-cell office:value-type="string">
            <text:p>S1: Successful arrange</text:p>
          </table:table-cell>
          <table:table-cell office:value-type="string">
            <text:p>Could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2: Cannot arrange</text:p>
          </table:table-cell>
          <table:table-cell office:value-type="string">
            <text:p>Could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office:value-type="string">
            <text:p>Subject Use Case 4.1</text:p>
          </table:table-cell>
          <table:table-cell office:value-type="string">
            <text:p>Find subject</text:p>
          </table:table-cell>
          <table:table-cell office:value-type="string">
            <text:p>S1: Successful find</text:p>
          </table:table-cell>
          <table:table-cell office:value-type="string">
            <text:p>Could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2: Cannot found</text:p>
          </table:table-cell>
          <table:table-cell office:value-type="string">
            <text:p>Could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office:value-type="string">
            <text:p>Subject Use Case 4.2</text:p>
          </table:table-cell>
          <table:table-cell office:value-type="string">
            <text:p>Find notes within the subject</text:p>
          </table:table-cell>
          <table:table-cell office:value-type="string">
            <text:p>S1: Successful find</text:p>
          </table:table-cell>
          <table:table-cell office:value-type="string">
            <text:p>Could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2: Cannot found</text:p>
          </table:table-cell>
          <table:table-cell office:value-type="string">
            <text:p>Could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style-name="ce9" office:value-type="string">
            <text:p>Notes-related</text:p>
          </table:table-cell>
          <table:table-cell table:number-columns-repeated="14"/>
        </table:table-row>
        <table:table-row table:style-name="ro1">
          <table:table-cell office:value-type="string">
            <text:p>Notes Use Case 4.0</text:p>
          </table:table-cell>
          <table:table-cell office:value-type="string">
            <text:p>Arrange notes</text:p>
          </table:table-cell>
          <table:table-cell office:value-type="string">
            <text:p>S1: Successful arrange</text:p>
          </table:table-cell>
          <table:table-cell office:value-type="string">
            <text:p>Could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2: Cannot arrange</text:p>
          </table:table-cell>
          <table:table-cell office:value-type="string">
            <text:p>Could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Notes Use Case 5.0</text:p>
          </table:table-cell>
          <table:table-cell office:value-type="string">
            <text:p>Move notes</text:p>
          </table:table-cell>
          <table:table-cell office:value-type="string">
            <text:p>S1: Successful move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2: Cannot move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office:value-type="string">
            <text:p>Notes Use Case 5.1</text:p>
          </table:table-cell>
          <table:table-cell office:value-type="string">
            <text:p>Copy notes</text:p>
          </table:table-cell>
          <table:table-cell office:value-type="string">
            <text:p>S1: Successful copy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2: Cannot copy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office:value-type="string">
            <text:p>Notes Use Case 5.2</text:p>
          </table:table-cell>
          <table:table-cell office:value-type="string">
            <text:p>Paste notes</text:p>
          </table:table-cell>
          <table:table-cell office:value-type="string">
            <text:p>S1: Successful paste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2: Cannot paste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office:value-type="string">
            <text:p>Notes Use Case 5.3</text:p>
          </table:table-cell>
          <table:table-cell office:value-type="string">
            <text:p>Find words within the note</text:p>
          </table:table-cell>
          <table:table-cell office:value-type="string">
            <text:p>S1: Successful find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2: Cannot find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style-name="ce9" office:value-type="string">
            <text:p>Taks-related</text:p>
          </table:table-cell>
          <table:table-cell table:number-columns-repeated="14"/>
        </table:table-row>
        <table:table-row table:style-name="ro1">
          <table:table-cell office:value-type="string">
            <text:p>Task Use Case 1.0</text:p>
          </table:table-cell>
          <table:table-cell office:value-type="string">
            <text:p>Search Task</text:p>
          </table:table-cell>
          <table:table-cell office:value-type="string">
            <text:p>S1: Successful search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2: Cannot find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office:value-type="string">
            <text:p>Task Use Case 2.0</text:p>
          </table:table-cell>
          <table:table-cell office:value-type="string">
            <text:p>View Task</text:p>
          </table:table-cell>
          <table:table-cell office:value-type="string">
            <text:p>S1: Successful view</text:p>
          </table:table-cell>
          <table:table-cell office:value-type="string">
            <text:p>Must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2: Cannot view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office:value-type="string">
            <text:p>Task Use Case 2.1</text:p>
          </table:table-cell>
          <table:table-cell office:value-type="string">
            <text:p>Arrange Task</text:p>
          </table:table-cell>
          <table:table-cell office:value-type="string">
            <text:p>S1: Successful arrange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2: Cannot arrange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office:value-type="string">
            <text:p>Task Use Case 3.0</text:p>
          </table:table-cell>
          <table:table-cell office:value-type="string">
            <text:p>Manage Task</text:p>
          </table:table-cell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5/06/2015</text:date>, <text:time>03:2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03:10:46.56</meta:creation-date>
    <dc:date>2015-05-06T03:27:10.04</dc:date>
    <meta:editing-duration>PT10M51S</meta:editing-duration>
    <meta:editing-cycles>9</meta:editing-cycles>
    <meta:generator>OpenOffice.org/3.4.1$Win32 OpenOffice.org_project/341m1$Build-9593</meta:generator>
    <meta:document-statistic meta:table-count="2" meta:cell-count="782" meta:object-count="0"/>
  </office:meta>
</office:document-meta>
</file>